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8000"/>
    </style:style>
    <style:style style:name="T4" style:family="text">
      <style:text-properties fo:color="#008000" style:text-underline-style="solid" style:text-underline-width="auto" style:text-underline-color="font-color"/>
    </style:style>
    <style:style style:name="T5" style:family="text">
      <style:text-properties fo:color="#ff66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émarche globale de développement durable dans les écoles et les établissements scolaires (E3D) </text:h>
      <text:p text:style-name="P3"><text:s/></text:p>
      <text:p text:style-name="Text_20_body"><text:s/></text:p>
      <text:p text:style-name="P1"><text:span text:style-name="T1">Apparu en 2007, le concept d’E3D (établissement en démarche de développement durable) veut inscrire ce développement durable dans les projets d’école ou d'établissement en impliquant non seulement la communauté  éducative (personnels de direction, enseignants, parents, …et les élèves, mais aussi tout partenaire extérieur preneur de cette démarche intellectuelle qui prend en compte l’ensemble des éléments autour d’eux (environnement, économie, social, …). </text:span></text:p>
      <text:p text:style-name="P1"><text:span text:style-name="T1">Il ne s’agit pas de définir de fortes ambitions mais de coller à la réalité afin d’accumuler une culture du développement durable (DD) et de l’EDD dans une relation de construction en commun et de partage avec tous ces acteurs autour de ce lieu privilégié qu’est l’établissement scolaire</text:span>.<text:line-break/><text:span text:style-name="T1">Une mise au point simple </text:span><text:a xlink:type="simple" xlink:href="http://crdp.ac-amiens.fr/edd/index.php/actions-pedagogie/etablissements-en-action" office:target-frame-name="_blank" xlink:show="new" text:style-name="Internet_20_link" text:visited-style-name="Visited_20_Internet_20_Link"><text:span text:style-name="T4">dans une vidéo de cinq minutes et demi</text:span></text:a><text:span text:style-name="T3"> </text:span><text:span text:style-name="T1"> pour mieux appréhend</text:span>er <text:a xlink:type="simple" xlink:href="http://www.education.gouv.fr/pid25535/bulletin_officiel.html?cid_bo=73193" office:target-frame-name="_blank" xlink:show="new" text:style-name="Internet_20_link" text:visited-style-name="Visited_20_Internet_20_Link"><text:span text:style-name="T2">la note de service n° 2013-111 du 24-7-2013</text:span></text:a><text:span text:style-name="T1"> autour de cette démarche globale de développement durable dans les écoles et les établissements scolaires (E3D) avec son référentiel de mise en œuvre et de labellisation.<text:line-break/></text:span></text:p>
      <text:p text:style-name="Text_20_body"><text:span text:style-name="Strong_20_Emphasis"><text:span text:style-name="T5">Voir aussi...</text:span></text:span></text:p>
      <text:list xml:id="list3165044805184955282" text:style-name="L1">
        <text:list-item>
          <text:p text:style-name="P4"><text:a xlink:type="simple" xlink:href="http://www.cndp.fr/crdp-amiens/article1347.html" office:target-frame-name="_blank" xlink:show="new" text:style-name="Internet_20_link" text:visited-style-name="Visited_20_Internet_20_Link">L’établissement en démarche de développement durable : une construction collective</text:a><text:span text:style-name="T2">.</text:span><text:span text:style-name="T1"><text:line-break/>Cet ouvrage du CRDP de l’académie d’Amiens, édité dans la collection "Ressources et formation, Enjeux du système éducatif", ddresse la synthèse de ce qu’il faut savoir pour pouvoir commencer la démarche de développement durable à l’échelle d’un établissement ou accompagner son projet.</text:span> </text:p>
        </text:list-item>
        <text:list-item>
          <text:p text:style-name="P2"><text:span text:style-name="T1">L'E3D </text:span><text:a xlink:type="simple" xlink:href="http://crdp.ac-amiens.fr/textesofficielsedd/index.php/edd/303-le3d-dans-la-circulaire-de-juillet-2013" text:style-name="Internet_20_link" text:visited-style-name="Visited_20_Internet_20_Link"><text:span text:style-name="T4">dans la circulaire de février 2015 relançant l'EDD</text:span></text:a><text:span text:style-name="T1">.</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1:29:17.248000000</meta:creation-date>
    <dc:date>2016-05-18T11:32:32.509000000</dc:date>
    <meta:editing-duration>PT3M15S</meta:editing-duration>
    <meta:editing-cycles>1</meta:editing-cycles>
    <meta:document-statistic meta:table-count="0" meta:image-count="0" meta:object-count="0" meta:page-count="1" meta:paragraph-count="8" meta:word-count="237" meta:character-count="1592" meta:non-whitespace-character-count="1354"/>
    <meta:generator>LibreOffice/4.3.4.1$Windows_x86 LibreOffice_project/bc356b2f991740509f321d70e4512a6a54c5f243</meta:generator>
  </office:meta>
</office:document-meta>
</file>